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B000002DD3C62B34A997DDB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7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2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5cm" fo:min-width="5.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2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000000" loext:opacity="100%" style:font-name="CMU Serif"/>
    </style:style>
    <style:style style:name="P4" style:family="paragraph">
      <loext:graphic-properties draw:fill="none" draw:fill-color="#ffffff"/>
      <style:text-properties fo:color="#000000" loext:opacity="100%" style:font-name="CMU Serif"/>
    </style:style>
    <style:style style:name="T1" style:family="text">
      <style:text-properties fo:color="#000000" loext:opacity="100%"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9.477cm" svg:x="1cm" svg:y="5.111cm">
          <draw:image xlink:href="Pictures/10000001000002CB000002DD3C62B34A997DDB70.png" xlink:type="simple" xlink:show="embed" xlink:actuate="onLoad" draw:mime-type="image/png">
            <text:p/>
          </draw:image>
        </draw:frame>
        <draw:custom-shape draw:style-name="gr2" draw:text-style-name="P2" draw:layer="layout" svg:width="3.25cm" svg:height="1cm" svg:x="8.25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1cm" svg:x="8.25cm" svg:y="11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75cm" svg:height="1cm" svg:x="8cm" svg:y="11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cm" svg:height="1.75cm" svg:x="12cm" svg:y="17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25cm" svg:height="1cm" svg:x="8.25cm" svg:y="20.25cm">
          <text:p text:style-name="P1"><text:span text:style-name="T1"/></text:p>
          <text:p text:style-name="P1"><text:span text:style-name="T1">Vstup kapaliny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83cm" svg:height="1.911cm" svg:x="9.17cm" svg:y="9.339cm">
          <draw:text-box>
            <text:p><text:span text:style-name="T1">Výstup </text:span></text:p>
            <text:p><text:span text:style-name="T1">kapaliny</text:span></text:p>
          </draw:text-box>
        </draw:frame>
        <draw:frame draw:style-name="gr7" draw:text-style-name="P4" draw:layer="layout" svg:width="4.473cm" svg:height="1.081cm" svg:x="7.777cm" svg:y="12.5cm">
          <draw:text-box>
            <text:p><text:span text:style-name="T1">4 termočlánky</text:span></text:p>
          </draw:text-box>
        </draw:frame>
        <draw:frame draw:style-name="gr7" draw:text-style-name="P4" draw:layer="layout" svg:width="4.994cm" svg:height="1.081cm" svg:x="12.506cm" svg:y="17.419cm">
          <draw:text-box>
            <text:p><text:span text:style-name="T1">Přepínač kanálů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13T11:28:23.477663187</dc:date>
    <meta:editing-duration>PT33S</meta:editing-duration>
    <meta:editing-cycles>1</meta:editing-cycles>
    <meta:document-statistic meta:object-count="9"/>
    <meta:generator>LibreOffice/7.3.7.2$Linux_X86_64 LibreOffice_project/30$Build-2</meta:generator>
  </office:meta>
</office:document-meta>
</file>